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109.29mm"/>
    </style:style>
    <style:style style:name="co6" style:family="table-column">
      <style:table-column-properties fo:break-before="auto" style:column-width="5.17mm"/>
    </style:style>
    <style:style style:name="co7" style:family="table-column">
      <style:table-column-properties fo:break-before="auto" style:column-width="40.11mm"/>
    </style:style>
    <style:style style:name="co8" style:family="table-column">
      <style:table-column-properties fo:break-before="auto" style:column-width="37.94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5.67mm"/>
    </style:style>
    <style:style style:name="ro1" style:family="table-row">
      <style:table-row-properties style:row-height="13.74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All together</text:p>
          </table:table-cell>
          <table:covered-table-cell table:number-columns-repeated="3" table:style-name="ce2"/>
          <table:covered-table-cell table:number-columns-repeated="7"/>
          <table:table-cell table:number-columns-repeated="2"/>
          <table:table-cell table:style-name="ce3" office:value-type="string" calcext:value-type="string" table:number-columns-spanned="5" table:number-rows-spanned="1">
            <text:p>Separately</text:p>
          </table:table-cell>
          <table:covered-table-cell table:number-columns-repeated="4"/>
        </table:table-row>
        <table:table-row table:style-name="ro2">
          <table:table-cell table:style-name="ce2" office:value-type="string" calcext:value-type="string">
            <text:p>Payload (porcentagem da massa do corpo)</text:p>
          </table:table-cell>
          <table:table-cell table:style-name="ce2" office:value-type="string" calcext:value-type="string">
            <text:p>End time (s)</text:p>
          </table:table-cell>
          <table:table-cell table:style-name="ce2" office:value-type="string" calcext:value-type="string">
            <text:p>Distúrbio (m/s²)</text:p>
          </table:table-cell>
          <table:table-cell table:style-name="ce2" office:value-type="string" calcext:value-type="string">
            <text:p>Coeficientes variaveis ou <text:s/>não</text:p>
          </table:table-cell>
          <table:table-cell office:value-type="string" calcext:value-type="string">
            <text:p>Falhas</text:p>
          </table:table-cell>
          <table:table-cell office:value-type="string" calcext:value-type="string">
            <text:p>Falhas plano 1</text:p>
          </table:table-cell>
          <table:table-cell office:value-type="string" calcext:value-type="string">
            <text:p>Falhas totais</text:p>
          </table:table-cell>
          <table:table-cell office:value-type="string" calcext:value-type="string">
            <text:p>Multiplicador</text:p>
          </table:table-cell>
          <table:table-cell office:value-type="string" calcext:value-type="string">
            <text:p>Somatorio intensidades</text:p>
          </table:table-cell>
          <table:table-cell office:value-type="string" calcext:value-type="string">
            <text:p>Classificacao da falha</text:p>
          </table:table-cell>
          <table:table-cell office:value-type="string" calcext:value-type="string">
            <text:p>Loop do controle (mS)</text:p>
          </table:table-cell>
          <table:table-cell office:value-type="string" calcext:value-type="string">
            <text:p>FDD (%)</text:p>
          </table:table-cell>
          <table:table-cell/>
          <table:table-cell table:style-name="ce4" office:value-type="string" calcext:value-type="string">
            <text:p>Payload (porcentagem da massa do corpo)</text:p>
          </table:table-cell>
          <table:table-cell table:style-name="ce4" office:value-type="string" calcext:value-type="string">
            <text:p>End time (s)</text:p>
          </table:table-cell>
          <table:table-cell table:style-name="ce4" office:value-type="string" calcext:value-type="string">
            <text:p>Distúrbio (m/s²)</text:p>
          </table:table-cell>
          <table:table-cell table:style-name="ce4" office:value-type="string" calcext:value-type="string">
            <text:p>Falhas</text:p>
          </table:table-cell>
          <table:table-cell table:style-name="ce4" office:value-type="string" calcext:value-type="string">
            <text:p>Loop do controle (mS)</text:p>
          </table:table-cell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m</text:p>
          </table:table-cell>
          <table:table-cell office:value-type="string" calcext:value-type="string">
            <text:p>Nenhuma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]*[.H3]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enhuma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office:value-type="string" calcext:value-type="string">
            <text:p>Motor 1 7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4]/[.G4])/0.5))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I4]*[.H4]" office:value-type="float" office:value="0.3" calcext:value-type="float">
            <text:p>0,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.5" calcext:value-type="float">
            <text:p>27,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tor 1 90%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office:value-type="string" calcext:value-type="string">
            <text:p>Motor 1 5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5]/[.G5])/0.5))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I5]*[.H5]" office:value-type="float" office:value="0.5" calcext:value-type="float">
            <text:p>0,5</text:p>
          </table:table-cell>
          <table:table-cell table:style-name="Default"/>
          <table:table-cell table:style-name="Default" office:value-type="float" office:value="85" calcext:value-type="float">
            <text:p>85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otor 1 78%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/>
          <table:table-cell office:value-type="string" calcext:value-type="string">
            <text:p>Motor 1 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6]/[.G6])/0.5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I6]*[.H6]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80" calcext:value-type="float">
            <text:p>80</text:p>
          </table:table-cell>
          <table:table-cell table:style-name="Default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.5" calcext:value-type="float">
            <text:p>22,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otor 1 63%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Motor 8 7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7]/[.G7])/0.5))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I7]*[.H7]" office:value-type="float" office:value="0.3" calcext:value-type="float">
            <text:p>0,3</text:p>
          </table:table-cell>
          <table:table-cell table:style-name="Default"/>
          <table:table-cell table:style-name="Default" office:value-type="float" office:value="75" calcext:value-type="float">
            <text:p>75</text:p>
          </table:table-cell>
          <table:table-cell table:style-name="Default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otor 1 45%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8 5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8]/[.G8])/0.5))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I8]*[.H8]" office:value-type="float" office:value="0.5" calcext:value-type="float">
            <text:p>0,5</text:p>
          </table:table-cell>
          <table:table-cell table:style-name="Default" table:number-columns-repeated="3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.5" calcext:value-type="float">
            <text:p>17,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otor 1 0%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8 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9]/[.G9])/0.5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I9]*[.H9]" office:value-type="float" office:value="1" calcext:value-type="float">
            <text:p>1</text:p>
          </table:table-cell>
          <table:table-cell table:style-name="Default" table:number-columns-repeated="3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otor 1 0% | Motor 2 90%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70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10]/[.G10])/0.5))" office:value-type="float" office:value="1" calcext:value-type="float">
            <text:p>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10]*[.H10]" office:value-type="float" office:value="1.3" calcext:value-type="float">
            <text:p>1,3</text:p>
          </table:table-cell>
          <table:table-cell table:style-name="Default" table:number-columns-repeated="3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otor 1 0% | Motor 2 78%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11]/[.G11])/0.5))" office:value-type="float" office:value="1" calcext:value-type="float">
            <text:p>1</text:p>
          </table:table-cell>
          <table:table-cell table:formula="of:=1+1" office:value-type="float" office:value="2" calcext:value-type="float">
            <text:p>2</text:p>
          </table:table-cell>
          <table:table-cell table:formula="of:=[.I11]*[.H11]" office:value-type="float" office:value="2" calcext:value-type="float">
            <text:p>2</text:p>
          </table:table-cell>
          <table:table-cell table:style-name="Default" table:number-columns-repeated="3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otor 1 0% | Motor 2 63%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70%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.1^(1-ABS((0.5-[.F12]/[.G12])/0.5))" office:value-type="float" office:value="1" calcext:value-type="float">
            <text:p>1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12]*[.H12]" office:value-type="float" office:value="2.3" calcext:value-type="float">
            <text:p>2,3</text:p>
          </table:table-cell>
          <table:table-cell table:style-name="Default" table:number-columns-repeated="3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otor 1 0% | Motor 2 45%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.1^(1-ABS((0.5-[.F13]/[.G13])/0.5))" office:value-type="float" office:value="1" calcext:value-type="float">
            <text:p>1</text:p>
          </table:table-cell>
          <table:table-cell table:formula="of:=1+1+1" office:value-type="float" office:value="3" calcext:value-type="float">
            <text:p>3</text:p>
          </table:table-cell>
          <table:table-cell table:formula="of:=[.I13]*[.H13]" office:value-type="float" office:value="3" calcext:value-type="float">
            <text:p>3</text:p>
          </table:table-cell>
          <table:table-cell table:style-name="Default" table:number-columns-repeated="3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otor 1 0% | Motor 2 0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70%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.1^(1-ABS((0.5-[.F14]/[.G14])/0.5))" office:value-type="float" office:value="1" calcext:value-type="float">
            <text:p>1</text:p>
          </table:table-cell>
          <table:table-cell table:formula="of:=1+1+1+0.3" office:value-type="float" office:value="3.3" calcext:value-type="float">
            <text:p>3,3</text:p>
          </table:table-cell>
          <table:table-cell table:formula="of:=[.I14]*[.H14]" office:value-type="float" office:value="3.3" calcext:value-type="float">
            <text:p>3,3</text:p>
          </table:table-cell>
          <table:table-cell table:style-name="Default" table:number-columns-repeated="3"/>
          <table:table-cell table:style-name="ce2" table:number-columns-repeated="2"/>
          <table:table-cell/>
          <table:table-cell table:style-name="ce2" office:value-type="string" calcext:value-type="string">
            <text:p>Motor 1 0% | Motor 2 0% | Motor 3 90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.1^(1-ABS((0.5-[.F15]/[.G15])/0.5))" office:value-type="float" office:value="1" calcext:value-type="float">
            <text:p>1</text:p>
          </table:table-cell>
          <table:table-cell table:formula="of:=1+1+1+1" office:value-type="float" office:value="4" calcext:value-type="float">
            <text:p>4</text:p>
          </table:table-cell>
          <table:table-cell table:formula="of:=[.I15]*[.H15]" office:value-type="float" office:value="4" calcext:value-type="float">
            <text:p>4</text:p>
          </table:table-cell>
          <table:table-cell table:style-name="Default" table:number-columns-repeated="3"/>
          <table:table-cell table:style-name="ce2" table:number-columns-repeated="2"/>
          <table:table-cell/>
          <table:table-cell table:style-name="ce2" office:value-type="string" calcext:value-type="string">
            <text:p>Motor 1 0% | Motor 2 0% | Motor 3 78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90 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6]/[.G16])/0.5))" office:value-type="float" office:value="1.03886011825408" calcext:value-type="float">
            <text:p>1,0388601183</text:p>
          </table:table-cell>
          <table:table-cell table:formula="of:=1+1+1+1+0.1" office:value-type="float" office:value="4.1" calcext:value-type="float">
            <text:p>4,1</text:p>
          </table:table-cell>
          <table:table-cell table:formula="of:=[.I16]*[.H16]" office:value-type="float" office:value="4.25932648484175" calcext:value-type="float">
            <text:p>4,2593264848</text:p>
          </table:table-cell>
          <table:table-cell table:style-name="Default" table:number-columns-repeated="3"/>
          <table:table-cell table:style-name="ce2" table:number-columns-repeated="2"/>
          <table:table-cell/>
          <table:table-cell table:style-name="ce2" office:value-type="string" calcext:value-type="string">
            <text:p>Motor 1 0% | Motor 2 0% | Motor 3 63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80 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7]/[.G17])/0.5))" office:value-type="float" office:value="1.03886011825408" calcext:value-type="float">
            <text:p>1,0388601183</text:p>
          </table:table-cell>
          <table:table-cell table:formula="of:=1+1+1+1+0.2" office:value-type="float" office:value="4.2" calcext:value-type="float">
            <text:p>4,2</text:p>
          </table:table-cell>
          <table:table-cell table:formula="of:=[.I17]*[.H17]" office:value-type="float" office:value="4.36321249666716" calcext:value-type="float">
            <text:p>4,3632124967</text:p>
          </table:table-cell>
          <table:table-cell table:style-name="Default" table:number-columns-repeated="3"/>
          <table:table-cell table:style-name="ce2" table:number-columns-repeated="2"/>
          <table:table-cell/>
          <table:table-cell table:style-name="ce2" office:value-type="string" calcext:value-type="string">
            <text:p>Motor 1 0% | Motor 2 0% | Motor 3 45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70 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8]/[.G18])/0.5))" office:value-type="float" office:value="1.03886011825408" calcext:value-type="float">
            <text:p>1,0388601183</text:p>
          </table:table-cell>
          <table:table-cell table:formula="of:=1+1+1+1+0.3" office:value-type="float" office:value="4.3" calcext:value-type="float">
            <text:p>4,3</text:p>
          </table:table-cell>
          <table:table-cell table:formula="of:=[.I18]*[.H18]" office:value-type="float" office:value="4.46709850849256" calcext:value-type="float">
            <text:p>4,4670985085</text:p>
          </table:table-cell>
          <table:table-cell table:style-name="Default" table:number-columns-repeated="3"/>
          <table:table-cell table:style-name="ce2" table:number-columns-repeated="2"/>
          <table:table-cell/>
          <table:table-cell table:style-name="ce2" office:value-type="string" calcext:value-type="string">
            <text:p>Motor 1 0% | Motor 2 0% | Motor 3 0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6 7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19]/[.G19])/0.5))" office:value-type="float" office:value="1.1" calcext:value-type="float">
            <text:p>1,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19]*[.H19]" office:value-type="float" office:value="1.43" calcext:value-type="float">
            <text:p>1,43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1 0% | Motor 2 0% | Motor 3 0% | Motor 4 90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6 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0]/[.G20])/0.5))" office:value-type="float" office:value="1.1" calcext:value-type="float">
            <text:p>1,1</text:p>
          </table:table-cell>
          <table:table-cell table:formula="of:=1+1" office:value-type="float" office:value="2" calcext:value-type="float">
            <text:p>2</text:p>
          </table:table-cell>
          <table:table-cell table:formula="of:=[.I20]*[.H20]" office:value-type="float" office:value="2.2" calcext:value-type="float">
            <text:p>2,2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1 0% | Motor 2 0% | Motor 3 0% | Motor 4 78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70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.1^(1-ABS((0.5-[.F21]/[.G21])/0.5))" office:value-type="float" office:value="1.06560223676661" calcext:value-type="float">
            <text:p>1,0656022368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21]*[.H21]" office:value-type="float" office:value="2.4508851445632" calcext:value-type="float">
            <text:p>2,4508851446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1 0% | Motor 2 0% | Motor 3 0% | Motor 4 63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0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.1^(1-ABS((0.5-[.F22]/[.G22])/0.5))" office:value-type="float" office:value="1.06560223676661" calcext:value-type="float">
            <text:p>1,0656022368</text:p>
          </table:table-cell>
          <table:table-cell table:formula="of:=1+1+1" office:value-type="float" office:value="3" calcext:value-type="float">
            <text:p>3</text:p>
          </table:table-cell>
          <table:table-cell table:formula="of:=[.I22]*[.H22]" office:value-type="float" office:value="3.19680671029983" calcext:value-type="float">
            <text:p>3,1968067103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1 0% | Motor 2 0% | Motor 3 0% | Motor 4 45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7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.1^(1-ABS((0.5-[.F23]/[.G23])/0.5))" office:value-type="float" office:value="1.06560223676661" calcext:value-type="float">
            <text:p>1,0656022368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23]*[.H23]" office:value-type="float" office:value="2.4508851445632" calcext:value-type="float">
            <text:p>2,4508851446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1 0% | Motor 2 0% | Motor 3 0% | Motor 4 0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.1^(1-ABS((0.5-[.F24]/[.G24])/0.5))" office:value-type="float" office:value="1.06560223676661" calcext:value-type="float">
            <text:p>1,0656022368</text:p>
          </table:table-cell>
          <table:table-cell table:formula="of:=1+1+1" office:value-type="float" office:value="3" calcext:value-type="float">
            <text:p>3</text:p>
          </table:table-cell>
          <table:table-cell table:formula="of:=[.I24]*[.H24]" office:value-type="float" office:value="3.19680671029983" calcext:value-type="float">
            <text:p>3,1968067103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1 0% | Motor 2 0% | Motor 3 0% | Motor 4 0% | Motor 8 90 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70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.1^(1-ABS((0.5-[.F25]/[.G25])/0.5))" office:value-type="float" office:value="1.1" calcext:value-type="float">
            <text:p>1,1</text:p>
          </table:table-cell>
          <table:table-cell table:formula="of:=1+1+1+0.3" office:value-type="float" office:value="3.3" calcext:value-type="float">
            <text:p>3,3</text:p>
          </table:table-cell>
          <table:table-cell table:formula="of:=[.I25]*[.H25]" office:value-type="float" office:value="3.63" calcext:value-type="float">
            <text:p>3,63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2 0% | Motor 3 0% | Motor 4 0% | Motor 8 78 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.1^(1-ABS((0.5-[.F26]/[.G26])/0.5))" office:value-type="float" office:value="1.1" calcext:value-type="float">
            <text:p>1,1</text:p>
          </table:table-cell>
          <table:table-cell table:formula="of:=1+1+1+1" office:value-type="float" office:value="4" calcext:value-type="float">
            <text:p>4</text:p>
          </table:table-cell>
          <table:table-cell table:formula="of:=[.I26]*[.H26]" office:value-type="float" office:value="4.4" calcext:value-type="float">
            <text:p>4,4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2 0% | Motor 3 0% | Motor 4 0% | Motor 8 63 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7 7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7]/[.G27])/0.5))" office:value-type="float" office:value="1.1" calcext:value-type="float">
            <text:p>1,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27]*[.H27]" office:value-type="float" office:value="1.43" calcext:value-type="float">
            <text:p>1,43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2 0% | Motor 3 0% | Motor 4 0% | Motor 8 45 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7 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8]/[.G28])/0.5))" office:value-type="float" office:value="1.1" calcext:value-type="float">
            <text:p>1,1</text:p>
          </table:table-cell>
          <table:table-cell table:formula="of:=1+1" office:value-type="float" office:value="2" calcext:value-type="float">
            <text:p>2</text:p>
          </table:table-cell>
          <table:table-cell table:formula="of:=[.I28]*[.H28]" office:value-type="float" office:value="2.2" calcext:value-type="float">
            <text:p>2,2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2 0% | Motor 3 0% | Motor 4 0% | Motor 8 0 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3 70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29]/[.G29])/0.5))" office:value-type="float" office:value="1" calcext:value-type="float">
            <text:p>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29]*[.H29]" office:value-type="float" office:value="1.3" calcext:value-type="float">
            <text:p>1,3</text:p>
          </table:table-cell>
          <table:table-cell table:style-name="Default" table:number-columns-repeated="3"/>
          <table:table-cell table:number-columns-repeated="3"/>
          <table:table-cell table:style-name="ce2"/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3 0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30]/[.G30])/0.5))" office:value-type="float" office:value="1" calcext:value-type="float">
            <text:p>1</text:p>
          </table:table-cell>
          <table:table-cell table:formula="of:=1+1" office:value-type="float" office:value="2" calcext:value-type="float">
            <text:p>2</text:p>
          </table:table-cell>
          <table:table-cell table:formula="of:=[.I30]*[.H30]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3"/>
          <table:table-cell table:style-name="ce2"/>
          <table:table-cell/>
        </table:table-row>
        <table:table-row table:style-name="ro3" table:number-rows-repeated="2">
          <table:table-cell table:number-columns-repeated="10"/>
          <table:table-cell table:style-name="Default" table:number-columns-repeated="3"/>
          <table:table-cell table:number-columns-repeated="3"/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3:.C33])" office:value-type="float" office:value="3.37" calcext:value-type="float">
            <text:p>3,37</text:p>
          </table:table-cell>
          <table:table-cell table:number-columns-repeated="12"/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4:.C34])" office:value-type="float" office:value="5.37" calcext:value-type="float">
            <text:p>5,37</text:p>
          </table:table-cell>
          <table:table-cell table:number-columns-repeated="12"/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5:.C35])" office:value-type="float" office:value="5.6" calcext:value-type="float">
            <text:p>5,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6:.C36])" office:value-type="float" office:value="5.86" calcext:value-type="float">
            <text:p>5,86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7:.C37])" office:value-type="float" office:value="7.6" calcext:value-type="float">
            <text:p>7,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8:.C38])" office:value-type="float" office:value="7.86" calcext:value-type="float">
            <text:p>7,8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9:.C39])" office:value-type="float" office:value="8.09" calcext:value-type="float">
            <text:p>8,09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0:.C40])" office:value-type="float" office:value="10.09" calcext:value-type="float">
            <text:p>10,09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1:.C41])" office:value-type="float" office:value="11.37" calcext:value-type="float">
            <text:p>11,37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2:.C42])" office:value-type="float" office:value="12.3" calcext:value-type="float">
            <text:p>12,3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3:.C43])" office:value-type="float" office:value="13.33" calcext:value-type="float">
            <text:p>13,33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4:.C44])" office:value-type="float" office:value="13.6" calcext:value-type="float">
            <text:p>13,6</text:p>
          </table:table-cell>
          <table:table-cell table:number-columns-repeated="2"/>
          <table:table-cell table:formula="of:=2.5/2" office:value-type="float" office:value="1.25" calcext:value-type="float">
            <text:p>1,25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5:.C45])" office:value-type="float" office:value="13.86" calcext:value-type="float">
            <text:p>13,86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6:.C46])" office:value-type="float" office:value="14.3" calcext:value-type="float">
            <text:p>14,3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7:.C47])" office:value-type="float" office:value="14.79" calcext:value-type="float">
            <text:p>14,79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8:.C48])" office:value-type="float" office:value="15.33" calcext:value-type="float">
            <text:p>15,33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9:.C49])" office:value-type="float" office:value="15.56" calcext:value-type="float">
            <text:p>15,5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0:.C50])" office:value-type="float" office:value="16.09" calcext:value-type="float">
            <text:p>16,09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1:.C51])" office:value-type="float" office:value="16.79" calcext:value-type="float">
            <text:p>16,79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2:.C52])" office:value-type="float" office:value="17.56" calcext:value-type="float">
            <text:p>17,56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3:.C53])" office:value-type="float" office:value="20.3" calcext:value-type="float">
            <text:p>20,3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54:.C54])" office:value-type="float" office:value="21.33" calcext:value-type="float">
            <text:p>21,33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5:.C55])" office:value-type="float" office:value="22.26" calcext:value-type="float">
            <text:p>22,2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6:.C56])" office:value-type="float" office:value="22.79" calcext:value-type="float">
            <text:p>22,79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7:.C57])" office:value-type="float" office:value="23.56" calcext:value-type="float">
            <text:p>23,56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8:.C58])" office:value-type="float" office:value="24.26" calcext:value-type="float">
            <text:p>24,26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59:.C59])" office:value-type="float" office:value="29.37" calcext:value-type="float">
            <text:p>29,37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60:.C60])" office:value-type="float" office:value="30.26" calcext:value-type="float">
            <text:p>30,26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61:.C61])" office:value-type="float" office:value="31.6" calcext:value-type="float">
            <text:p>31,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2:.C62])" office:value-type="float" office:value="31.86" calcext:value-type="float">
            <text:p>31,86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3:.C63])" office:value-type="float" office:value="32.39" calcext:value-type="float">
            <text:p>32,39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64:.C64])" office:value-type="float" office:value="34.09" calcext:value-type="float">
            <text:p>34,09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5:.C65])" office:value-type="float" office:value="34.39" calcext:value-type="float">
            <text:p>34,39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6:.C66])" office:value-type="float" office:value="34.88" calcext:value-type="float">
            <text:p>34,88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7:.C67])" office:value-type="float" office:value="35.76" calcext:value-type="float">
            <text:p>35,7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8:.C68])" office:value-type="float" office:value="36.88" calcext:value-type="float">
            <text:p>36,88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9:.C69])" office:value-type="float" office:value="37.76" calcext:value-type="float">
            <text:p>37,76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0:.C70])" office:value-type="float" office:value="37.99" calcext:value-type="float">
            <text:p>37,99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71:.C71])" office:value-type="float" office:value="38.3" calcext:value-type="float">
            <text:p>38,3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72:.C72])" office:value-type="float" office:value="39.33" calcext:value-type="float">
            <text:p>39,33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3:.C73])" office:value-type="float" office:value="39.99" calcext:value-type="float">
            <text:p>39,99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4:.C74])" office:value-type="float" office:value="40.39" calcext:value-type="float">
            <text:p>40,39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75:.C75])" office:value-type="float" office:value="40.79" calcext:value-type="float">
            <text:p>40,79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6:.C76])" office:value-type="float" office:value="41.56" calcext:value-type="float">
            <text:p>41,56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7:.C77])" office:value-type="float" office:value="42.35" calcext:value-type="float">
            <text:p>42,35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8:.C78])" office:value-type="float" office:value="42.88" calcext:value-type="float">
            <text:p>42,88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79:.C79])" office:value-type="float" office:value="43.76" calcext:value-type="float">
            <text:p>43,76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0:.C80])" office:value-type="float" office:value="44.35" calcext:value-type="float">
            <text:p>44,35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1:.C81])" office:value-type="float" office:value="44.69" calcext:value-type="float">
            <text:p>44,69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82:.C82])" office:value-type="float" office:value="45.99" calcext:value-type="float">
            <text:p>45,99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3:.C83])" office:value-type="float" office:value="46.69" calcext:value-type="float">
            <text:p>46,69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4:.C84])" office:value-type="float" office:value="48.26" calcext:value-type="float">
            <text:p>48,26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5:.C85])" office:value-type="float" office:value="50.35" calcext:value-type="float">
            <text:p>50,35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6:.C86])" office:value-type="float" office:value="52.69" calcext:value-type="float">
            <text:p>52,69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7:.C87])" office:value-type="float" office:value="58.39" calcext:value-type="float">
            <text:p>58,39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8:.C88])" office:value-type="float" office:value="60.88" calcext:value-type="float">
            <text:p>60,88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89:.C89])" office:value-type="float" office:value="61.76" calcext:value-type="float">
            <text:p>61,76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0:.C90])" office:value-type="float" office:value="63.99" calcext:value-type="float">
            <text:p>63,99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1:.C91])" office:value-type="float" office:value="64.78" calcext:value-type="float">
            <text:p>64,78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2:.C92])" office:value-type="float" office:value="66.78" calcext:value-type="float">
            <text:p>66,78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3:.C93])" office:value-type="float" office:value="68.35" calcext:value-type="float">
            <text:p>68,35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94:.C94])" office:value-type="float" office:value="70.69" calcext:value-type="float">
            <text:p>70,69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5:.C95])" office:value-type="float" office:value="72.78" calcext:value-type="float">
            <text:p>72,78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96:.C96])" office:value-type="float" office:value="83.37" calcext:value-type="float">
            <text:p>83,37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7:.C97])" office:value-type="float" office:value="85.6" calcext:value-type="float">
            <text:p>85,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98:.C98])" office:value-type="float" office:value="85.86" calcext:value-type="float">
            <text:p>85,8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9:.C99])" office:value-type="float" office:value="88.09" calcext:value-type="float">
            <text:p>88,09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00:.C100])" office:value-type="float" office:value="90.78" calcext:value-type="float">
            <text:p>90,78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01:.C101])" office:value-type="float" office:value="92.3" calcext:value-type="float">
            <text:p>92,3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2:.C102])" office:value-type="float" office:value="92.66" calcext:value-type="float">
            <text:p>92,66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03:.C103])" office:value-type="float" office:value="93.33" calcext:value-type="float">
            <text:p>93,33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4:.C104])" office:value-type="float" office:value="94.66" calcext:value-type="float">
            <text:p>94,6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05:.C105])" office:value-type="float" office:value="94.79" calcext:value-type="float">
            <text:p>94,79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6:.C106])" office:value-type="float" office:value="95.15" calcext:value-type="float">
            <text:p>95,15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07:.C107])" office:value-type="float" office:value="95.56" calcext:value-type="float">
            <text:p>95,5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8:.C108])" office:value-type="float" office:value="97.15" calcext:value-type="float">
            <text:p>97,15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9:.C109])" office:value-type="float" office:value="100.66" calcext:value-type="float">
            <text:p>100,66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10:.C110])" office:value-type="float" office:value="102.26" calcext:value-type="float">
            <text:p>102,26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1:.C111])" office:value-type="float" office:value="102.62" calcext:value-type="float">
            <text:p>102,6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2:.C112])" office:value-type="float" office:value="103.02" calcext:value-type="float">
            <text:p>103,02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3:.C113])" office:value-type="float" office:value="103.15" calcext:value-type="float">
            <text:p>103,15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4:.C114])" office:value-type="float" office:value="104.62" calcext:value-type="float">
            <text:p>104,6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5:.C115])" office:value-type="float" office:value="105.02" calcext:value-type="float">
            <text:p>105,0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16:.C116])" office:value-type="float" office:value="105.25" calcext:value-type="float">
            <text:p>105,2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17:.C117])" office:value-type="float" office:value="107.25" calcext:value-type="float">
            <text:p>107,25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8:.C118])" office:value-type="float" office:value="110.62" calcext:value-type="float">
            <text:p>110,6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9:.C119])" office:value-type="float" office:value="111.02" calcext:value-type="float">
            <text:p>111,0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0:.C120])" office:value-type="float" office:value="111.95" calcext:value-type="float">
            <text:p>111,95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21:.C121])" office:value-type="float" office:value="112.39" calcext:value-type="float">
            <text:p>112,39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22:.C122])" office:value-type="float" office:value="113.25" calcext:value-type="float">
            <text:p>113,2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3:.C123])" office:value-type="float" office:value="113.95" calcext:value-type="float">
            <text:p>113,95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24:.C124])" office:value-type="float" office:value="114.88" calcext:value-type="float">
            <text:p>114,88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25:.C125])" office:value-type="float" office:value="115.76" calcext:value-type="float">
            <text:p>115,76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26:.C126])" office:value-type="float" office:value="117.99" calcext:value-type="float">
            <text:p>117,99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27:.C127])" office:value-type="float" office:value="118.66" calcext:value-type="float">
            <text:p>118,66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8:.C128])" office:value-type="float" office:value="119.95" calcext:value-type="float">
            <text:p>119,95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29:.C129])" office:value-type="float" office:value="121.15" calcext:value-type="float">
            <text:p>121,15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0:.C130])" office:value-type="float" office:value="122.35" calcext:value-type="float">
            <text:p>122,35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31:.C131])" office:value-type="float" office:value="124.69" calcext:value-type="float">
            <text:p>124,69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2:.C132])" office:value-type="float" office:value="125.05" calcext:value-type="float">
            <text:p>125,05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3:.C133])" office:value-type="float" office:value="127.05" calcext:value-type="float">
            <text:p>127,05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4:.C134])" office:value-type="float" office:value="128.62" calcext:value-type="float">
            <text:p>128,6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35:.C135])" office:value-type="float" office:value="129.02" calcext:value-type="float">
            <text:p>129,0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36:.C136])" office:value-type="float" office:value="131.25" calcext:value-type="float">
            <text:p>131,2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7:.C137])" office:value-type="float" office:value="132.04" calcext:value-type="float">
            <text:p>132,04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8:.C138])" office:value-type="float" office:value="133.05" calcext:value-type="float">
            <text:p>133,0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9:.C139])" office:value-type="float" office:value="134.04" calcext:value-type="float">
            <text:p>134,04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40:.C140])" office:value-type="float" office:value="137.95" calcext:value-type="float">
            <text:p>137,9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1:.C141])" office:value-type="float" office:value="140.04" calcext:value-type="float">
            <text:p>140,04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2:.C142])" office:value-type="float" office:value="144.78" calcext:value-type="float">
            <text:p>144,78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3:.C143])" office:value-type="float" office:value="151.05" calcext:value-type="float">
            <text:p>151,0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4:.C144])" office:value-type="float" office:value="158.04" calcext:value-type="float">
            <text:p>158,04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5:.C145])" office:value-type="float" office:value="172.66" calcext:value-type="float">
            <text:p>172,6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6:.C146])" office:value-type="float" office:value="175.15" calcext:value-type="float">
            <text:p>175,15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7:.C147])" office:value-type="float" office:value="182.62" calcext:value-type="float">
            <text:p>182,6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48:.C148])" office:value-type="float" office:value="183.02" calcext:value-type="float">
            <text:p>183,0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49:.C149])" office:value-type="float" office:value="185.25" calcext:value-type="float">
            <text:p>185,2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50:.C150])" office:value-type="float" office:value="191.95" calcext:value-type="float">
            <text:p>191,9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1:.C151])" office:value-type="float" office:value="192.31" calcext:value-type="float">
            <text:p>192,31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2:.C152])" office:value-type="float" office:value="194.31" calcext:value-type="float">
            <text:p>194,31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3:.C153])" office:value-type="float" office:value="200.31" calcext:value-type="float">
            <text:p>200,31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4:.C154])" office:value-type="float" office:value="205.05" calcext:value-type="float">
            <text:p>205,0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55:.C155])" office:value-type="float" office:value="212.04" calcext:value-type="float">
            <text:p>212,04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6:.C156])" office:value-type="float" office:value="218.31" calcext:value-type="float">
            <text:p>218,31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7:.C157])" office:value-type="float" office:value="272.31" calcext:value-type="float">
            <text:p>272,31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Votaçao com 3</text:p>
          </table:table-cell>
          <table:table-cell table:number-columns-repeated="17"/>
        </table:table-row>
        <table:table-row table:style-name="ro3" table:number-rows-repeated="4">
          <table:table-cell table:number-columns-repeated="18"/>
        </table:table-row>
        <table:table-row table:style-name="ro3">
          <table:table-cell table:number-columns-repeated="4"/>
          <table:table-cell office:value-type="string" calcext:value-type="string">
            <text:p>Falhas</text:p>
          </table:table-cell>
          <table:table-cell office:value-type="string" calcext:value-type="string">
            <text:p>Classificacao da falha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Nenhuma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70%</text:p>
          </table:table-cell>
          <table:table-cell office:value-type="float" office:value="0.3" calcext:value-type="float">
            <text:p>0,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8 70%</text:p>
          </table:table-cell>
          <table:table-cell office:value-type="float" office:value="0.3" calcext:value-type="float">
            <text:p>0,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50%</text:p>
          </table:table-cell>
          <table:table-cell office:value-type="float" office:value="0.5" calcext:value-type="float">
            <text:p>0,5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8 50%</text:p>
          </table:table-cell>
          <table:table-cell office:value-type="float" office:value="0.5" calcext:value-type="float">
            <text:p>0,5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8 0%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70%</text:p>
          </table:table-cell>
          <table:table-cell office:value-type="float" office:value="1.3" calcext:value-type="float">
            <text:p>1,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3 70%</text:p>
          </table:table-cell>
          <table:table-cell office:value-type="float" office:value="1.3" calcext:value-type="float">
            <text:p>1,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6 70%</text:p>
          </table:table-cell>
          <table:table-cell office:value-type="float" office:value="1.43" calcext:value-type="float">
            <text:p>1,4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7 70%</text:p>
          </table:table-cell>
          <table:table-cell office:value-type="float" office:value="1.43" calcext:value-type="float">
            <text:p>1,4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3 0%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6 0%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7 0%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70%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70%</text:p>
          </table:table-cell>
          <table:table-cell office:value-type="float" office:value="2.4508851446" calcext:value-type="float">
            <text:p>2,4508851446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70%</text:p>
          </table:table-cell>
          <table:table-cell office:value-type="float" office:value="2.4508851446" calcext:value-type="float">
            <text:p>2,4508851446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0%</text:p>
          </table:table-cell>
          <table:table-cell office:value-type="float" office:value="3.1968067103" calcext:value-type="float">
            <text:p>3,196806710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</text:p>
          </table:table-cell>
          <table:table-cell office:value-type="float" office:value="3.1968067103" calcext:value-type="float">
            <text:p>3,196806710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70%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70%</text:p>
          </table:table-cell>
          <table:table-cell office:value-type="float" office:value="3.63" calcext:value-type="float">
            <text:p>3,6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90 %</text:p>
          </table:table-cell>
          <table:table-cell office:value-type="float" office:value="4.2593264848" calcext:value-type="float">
            <text:p>4,2593264848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80 %</text:p>
          </table:table-cell>
          <table:table-cell office:value-type="float" office:value="4.3632124967" calcext:value-type="float">
            <text:p>4,3632124967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70 %</text:p>
          </table:table-cell>
          <table:table-cell office:value-type="float" office:value="4.4670985085" calcext:value-type="float">
            <text:p>4,4670985085</text:p>
          </table:table-cell>
          <table:table-cell table:number-columns-repeated="12"/>
        </table:table-row>
        <table:table-row table:style-name="ro3" table:number-rows-repeated="1048384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E163:Sheet1.F19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21:05:29.080064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6:20:29.343163338</meta:creation-date>
    <dc:date>2019-03-12T00:59:00.747012850</dc:date>
    <meta:editing-duration>P2DT14H31M24S</meta:editing-duration>
    <meta:editing-cycles>10</meta:editing-cycles>
    <meta:generator>LibreOffice/5.1.6.2$Linux_X86_64 LibreOffice_project/10m0$Build-2</meta:generator>
    <meta:document-statistic meta:table-count="1" meta:cell-count="839" meta:object-count="0"/>
  </office:meta>
</office:document-meta>
</file>